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McNeill</text:p>
      <text:p text:style-name="P1">HPSC Lab 6</text:p>
      <text:p text:style-name="P1"/>
      <text:p text:style-name="P2">Cannon's and Fox's Algorithms for Fast Matrix Multiplication</text:p>
      <text:p text:style-name="P3"/>
      <text:p text:style-name="P3">0. Introduction</text:p>
      <text:p text:style-name="P3"/>
      <text:p text:style-name="P3"><text:tab/>I did this assignment in two separate parts for the two different algorithms, as we were originally doing it before the two labs were merged. As a result, I have two separate executables: fox_multiply and canon_multiply. When I did Fox's, I went about it in a much more structured, but didn't go back to change the way I did Cannon's. Both programs take the same arguments:</text:p>
      <text:p text:style-name="P3"><text:tab/>-verbose<text:tab/>prints timing information on a single line</text:p>
      <text:p text:style-name="P3"><text:tab/>-print<text:tab/><text:tab/>prints matrices to verify output</text:p>
      <text:p text:style-name="P3"><text:tab/>-size n<text:tab/><text:tab/>replace n with your desired problem size</text:p>
      <text:p text:style-name="P3">Based on the arguments to my programs, you may have guessed I did not do hdf5 input or output (I was under the impression that we would be given working code for this as part of a solution to the previous lab; what happened to that?). </text:p>
      <text:p text:style-name="P3"/>
      <text:p text:style-name="P3">2. Serial Analysis and Amdahl's Law</text:p>
      <text:p text:style-name="P3"/>
      <text:p text:style-name="P3"><text:tab/>put stuff here</text:p>
      <text:p text:style-name="P3"/>
      <text:p text:style-name="P3">3. Parallel Analysis</text:p>
      <text:p text:style-name="P3"/>
      <text:p text:style-name="P3"><text:tab/>more stuff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 </meta:initial-creator>
    <meta:creation-date>2012-03-22T15:59:01</meta:creation-date>
    <dc:date>2012-03-22T16:44:19</dc:date>
    <dc:creator>will </dc:creator>
    <meta:editing-duration>PT00H45M20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1" meta:paragraph-count="13" meta:word-count="165" meta:character-count="935"/>
  </office:meta>
</office:document-meta>
</file>